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fo:clip="rect(1.44308in, 5.08017in, 1.98966in, 4.99687in)" draw:stroke="none"/>
    </style:style>
    <style:style style:family="graphic" style:name="a382" style:parent-style-name="Graphics">
      <style:graphic-properties draw:fill="none" fo:clip="rect(1.72217in, 0in, 1.86567in, 0in)" draw:stroke="none"/>
    </style:style>
    <style:style style:family="graphic" style:name="a410" style:parent-style-name="Graphics">
      <style:graphic-properties draw:fill="none" fo:clip="rect(0.41228in, 0.16159in, 0.43664in, 0.15298in)" draw:stroke="none"/>
    </style:style>
    <style:style style:family="graphic" style:name="a383" style:parent-style-name="Graphics">
      <style:graphic-properties draw:fill="none" fo:clip="rect(0in, 0in, 0in, 0in)" draw:stroke="non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4" style:parent-style-name="Graphics">
      <style:graphic-properties draw:fill="none" fo:clip="rect(0in, 0in, 0in, 0in)" draw:stroke="non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1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3" style:parent-style-name="Graphics">
      <style:graphic-properties draw:fill="none" fo:clip="rect(0.41228in, 0.16159in, 0.43664in, 0.15298in)" draw:stroke="non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 style:parent-style-name="Graphics">
      <style:graphic-properties draw:fill="none" fo:clip="rect(0.41228in, 0.16159in, 0.43664in, 0.15298in)" draw:stroke="none"/>
    </style:style>
    <style:style style:family="graphic" style:name="a42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01" style:parent-style-name="Graphics">
      <style:graphic-properties draw:fill="none" fo:clip="rect(0in, 0in, 0in, 0in)" draw:stroke="none"/>
    </style:style>
    <style:style style:family="graphic" style:name="a43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402" style:parent-style-name="Graphics">
      <style:graphic-properties draw:fill="none" fo:clip="rect(0in, 0in, 0in, 0in)" draw:stroke="none"/>
    </style:style>
    <style:style style:family="graphic" style:name="a403" style:parent-style-name="Graphics">
      <style:graphic-properties draw:fill="none" fo:clip="rect(0.41228in, 0.16159in, 0.43664in, 0.15298in)" draw:stroke="none"/>
    </style:style>
    <style:style style:family="graphic" style:name="a404" style:parent-style-name="Graphics">
      <style:graphic-properties draw:fill="none" fo:clip="rect(0.41228in, 0.16159in, 0.43664in, 0.15298in)" draw:stroke="non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09" style:parent-style-name="Graphics">
      <style:graphic-properties draw:fill="none" fo:clip="rect(0.41228in, 0.16159in, 0.43664in, 0.15298in)" draw:stroke="non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1" draw:name="Picture 2" svg:x="5.23116in" svg:y="4.31814in" svg:width="1.2496in" svg:height="1.2465in" style:rel-width="scale" style:rel-height="scale">
          <draw:image xlink:href="media/image1.jpeg" xlink:type="simple" xlink:show="embed" xlink:actuate="onLoad"/>
          <svg:title/>
          <svg:desc>Django vs Flask vs FastAPI for Software Founders</svg:desc>
        </draw:frame>
        <draw:frame draw:id="id64" draw:style-name="a382" draw:name="Picture 4" svg:x="4.379in" svg:y="1.89828in" svg:width="2.46292in" svg:height="0.70125in" style:rel-width="scale" style:rel-height="scale">
          <draw:image xlink:href="media/image2.jpeg" xlink:type="simple" xlink:show="embed" xlink:actuate="onLoad"/>
          <svg:title/>
          <svg:desc>Reasons to Choose PyTorch for Deep Learning | by Claire D. Costa | Towards  Data Science</svg:desc>
        </draw:frame>
        <draw:frame draw:id="id65" draw:style-name="a383" draw:name="Picture 6" svg:x="2.3273in" svg:y="4.5181in" svg:width="1.20401in" svg:height="1.04655in" style:rel-width="scale" style:rel-height="scale">
          <draw:image xlink:href="media/image3.png" xlink:type="simple" xlink:show="embed" xlink:actuate="onLoad"/>
          <svg:title/>
          <svg:desc>React — Wikipédia</svg:desc>
        </draw:frame>
        <draw:frame draw:id="id66" draw:style-name="a384" draw:name="Picture 10" svg:x="5.36494in" svg:y="0.8817in" svg:width="0.97158in" svg:height="0.97158in" style:rel-width="scale" style:rel-height="scale">
          <draw:image xlink:href="media/image4.png" xlink:type="simple" xlink:show="embed" xlink:actuate="onLoad"/>
          <svg:title/>
          <svg:desc>Neural network Generic Glyph icon</svg:desc>
        </draw:frame>
        <draw:frame draw:id="id67" draw:style-name="a388" draw:name="TextBox 6" svg:x="4.71314in" svg:y="0.44458in" svg:width="2.12479in" svg:height="0.40391in">
          <draw:text-box>
            <text:p text:style-name="a387" text:class-names="" text:cond-style-name=""><text:span text:style-name="a385" text:class-names="">Pre-Trained model</text:span><text:span text:style-name="a386" text:class-names=""/></text:p>
          </draw:text-box>
          <svg:title/>
          <svg:desc/>
        </draw:frame>
        <draw:frame draw:id="id68" draw:style-name="a392" draw:name="TextBox 7" svg:x="5.57792in" svg:y="5.66163in" svg:width="0.55607in" svg:height="0.40391in">
          <draw:text-box>
            <text:p text:style-name="a391" text:class-names="" text:cond-style-name=""><text:span text:style-name="a389" text:class-names="">API</text:span><text:span text:style-name="a390" text:class-names=""/></text:p>
          </draw:text-box>
          <svg:title/>
          <svg:desc/>
        </draw:frame>
        <draw:frame draw:id="id69" draw:style-name="a393" draw:transform="translate(-0.73074in -0.28973in) rotate(-4.71239) translate(5.47793in 3.46083in)" draw:name="Picture 8" svg:width="1.46147in" svg:height="0.57946in" style:rel-width="scale" style:rel-height="scale">
          <draw:image xlink:href="media/image5.jpeg" xlink:type="simple" xlink:show="embed" xlink:actuate="onLoad"/>
          <svg:title/>
          <svg:desc>Clip Art Arrow Images – Browse 101,601 Stock Photos, Vectors, and Video |  Adobe Stock</svg:desc>
        </draw:frame>
        <draw:frame draw:id="id70" draw:style-name="a394" draw:transform="translate(-0.73074in -0.28973in) rotate(-1.5708) translate(6.15556in 3.42726in)" draw:name="Picture 9" svg:width="1.46147in" svg:height="0.57946in" style:rel-width="scale" style:rel-height="scale">
          <draw:image xlink:href="media/image5.jpeg" xlink:type="simple" xlink:show="embed" xlink:actuate="onLoad"/>
          <svg:title/>
          <svg:desc>Clip Art Arrow Images – Browse 101,601 Stock Photos, Vectors, and Video |  Adobe Stock</svg:desc>
        </draw:frame>
        <draw:frame draw:id="id71" draw:style-name="a400" draw:name="TextBox 10" svg:x="3.1879in" svg:y="4.14416in" svg:width="2.34371in" svg:height="0.40391in">
          <draw:text-box>
            <text:p text:style-name="a399" text:class-names="" text:cond-style-name=""><text:span text:style-name="a395" text:class-names="">Image</text:span><text:span text:style-name="a396" text:class-names=""><text:s text:c="1"/></text:span><text:span text:style-name="a397" text:class-names="">from webcam</text:span><text:span text:style-name="a398" text:class-names=""/></text:p>
          </draw:text-box>
          <svg:title/>
          <svg:desc/>
        </draw:frame>
        <draw:frame draw:id="id72" draw:style-name="a401" draw:name="Picture 12" svg:x="1.95328in" svg:y="1.07139in" svg:width="1.25162in" svg:height="1.25162in" style:rel-width="scale" style:rel-height="scale">
          <draw:image xlink:href="media/image6.png" xlink:type="simple" xlink:show="embed" xlink:actuate="onLoad"/>
          <svg:title/>
          <svg:desc/>
        </draw:frame>
        <draw:frame draw:id="id73" draw:style-name="a402" draw:name="Picture 14" svg:x="3.00888in" svg:y="1.64992in" svg:width="0.62014in" svg:height="0.62014in" style:rel-width="scale" style:rel-height="scale">
          <draw:image xlink:href="media/image7.png" xlink:type="simple" xlink:show="embed" xlink:actuate="onLoad"/>
          <svg:title/>
          <svg:desc>Webcam - Free communications icons</svg:desc>
        </draw:frame>
        <draw:frame draw:id="id74" draw:style-name="a403" draw:name="Picture 12" svg:x="3.62902in" svg:y="4.46191in" svg:width="1.46147in" svg:height="0.57946in" style:rel-width="scale" style:rel-height="scale">
          <draw:image xlink:href="media/image5.jpeg" xlink:type="simple" xlink:show="embed" xlink:actuate="onLoad"/>
          <svg:title/>
          <svg:desc>Clip Art Arrow Images – Browse 101,601 Stock Photos, Vectors, and Video |  Adobe Stock</svg:desc>
        </draw:frame>
        <draw:frame draw:id="id75" draw:style-name="a404" draw:transform="translate(-0.73074in -0.28973in) rotate(-3.14159) translate(4.33828in 5.27491in)" draw:name="Picture 13" svg:width="1.46147in" svg:height="0.57946in" style:rel-width="scale" style:rel-height="scale">
          <draw:image xlink:href="media/image5.jpeg" xlink:type="simple" xlink:show="embed" xlink:actuate="onLoad"/>
          <svg:title/>
          <svg:desc>Clip Art Arrow Images – Browse 101,601 Stock Photos, Vectors, and Video |  Adobe Stock</svg:desc>
        </draw:frame>
        <draw:frame draw:id="id76" draw:style-name="a408" draw:name="TextBox 14" svg:x="2.26746in" svg:y="5.64813in" svg:width="1.1524in" svg:height="0.40391in">
          <draw:text-box>
            <text:p text:style-name="a407" text:class-names="" text:cond-style-name=""><text:span text:style-name="a405" text:class-names="">Frontend</text:span><text:span text:style-name="a406" text:class-names=""/></text:p>
          </draw:text-box>
          <svg:title/>
          <svg:desc/>
        </draw:frame>
        <draw:frame draw:id="id77" draw:style-name="a409" draw:transform="translate(-0.73074in -0.28973in) rotate(-1.5708) translate(2.68124in 3.38346in)" draw:name="Picture 15" svg:width="1.46147in" svg:height="0.57946in" style:rel-width="scale" style:rel-height="scale">
          <draw:image xlink:href="media/image5.jpeg" xlink:type="simple" xlink:show="embed" xlink:actuate="onLoad"/>
          <svg:title/>
          <svg:desc>Clip Art Arrow Images – Browse 101,601 Stock Photos, Vectors, and Video |  Adobe Stock</svg:desc>
        </draw:frame>
        <draw:frame draw:id="id78" draw:style-name="a410" draw:transform="translate(-0.73074in -0.28973in) rotate(-4.71239) translate(3.09408in 3.39047in)" draw:name="Picture 16" svg:width="1.46147in" svg:height="0.57946in" style:rel-width="scale" style:rel-height="scale">
          <draw:image xlink:href="media/image5.jpeg" xlink:type="simple" xlink:show="embed" xlink:actuate="onLoad"/>
          <svg:title/>
          <svg:desc>Clip Art Arrow Images – Browse 101,601 Stock Photos, Vectors, and Video |  Adobe Stock</svg:desc>
        </draw:frame>
        <draw:frame draw:id="id79" draw:style-name="a416" draw:name="TextBox 17" svg:x="2.11424in" svg:y="0.36455in" svg:width="1.26957in" svg:height="0.70684in">
          <draw:text-box>
            <text:p text:style-name="a412" text:class-names="" text:cond-style-name=""><text:span text:style-name="a411" text:class-names="">User with<text:s text:c="1"/></text:span></text:p>
            <text:p text:style-name="a415" text:class-names="" text:cond-style-name=""><text:span text:style-name="a413" text:class-names="">webcam</text:span><text:span text:style-name="a414" text:class-names=""/></text:p>
          </draw:text-box>
          <svg:title/>
          <svg:desc/>
        </draw:frame>
        <draw:frame draw:id="id80" draw:style-name="a422" draw:name="TextBox 18" svg:x="1.30871in" svg:y="3.03004in" svg:width="1.1869in" svg:height="0.70684in">
          <draw:text-box>
            <text:p text:style-name="a418" text:class-names="" text:cond-style-name=""><text:span text:style-name="a417" text:class-names="">Captures<text:s text:c="1"/></text:span></text:p>
            <text:p text:style-name="a421" text:class-names="" text:cond-style-name=""><text:span text:style-name="a419" text:class-names="">photo</text:span><text:span text:style-name="a420" text:class-names=""/></text:p>
          </draw:text-box>
          <svg:title/>
          <svg:desc/>
        </draw:frame>
        <draw:frame draw:id="id81" draw:style-name="a426" draw:name="TextBox 19" svg:x="4.0871in" svg:y="3.58507in" svg:width="1.41578in" svg:height="0.40391in">
          <draw:text-box>
            <text:p text:style-name="a425" text:class-names="" text:cond-style-name=""><text:span text:style-name="a423" text:class-names="">Screenshot</text:span><text:span text:style-name="a424" text:class-names=""><text:s text:c="1"/></text:span></text:p>
          </draw:text-box>
          <svg:title/>
          <svg:desc/>
        </draw:frame>
        <draw:frame draw:id="id82" draw:style-name="a430" draw:name="TextBox 20" svg:x="6.21829in" svg:y="2.83227in" svg:width="1.27027in" svg:height="0.40391in">
          <draw:text-box>
            <text:p text:style-name="a429" text:class-names="" text:cond-style-name=""><text:span text:style-name="a427" text:class-names="">Prediction</text:span><text:span text:style-name="a428" text:class-names=""/></text:p>
          </draw:text-box>
          <svg:title/>
          <svg:desc/>
        </draw:frame>
        <draw:frame draw:id="id83" draw:style-name="a436" draw:name="TextBox 21" svg:x="3.75636in" svg:y="5.51899in" svg:width="1.42805in" svg:height="0.70684in">
          <draw:text-box>
            <text:p text:style-name="a432" text:class-names="" text:cond-style-name=""><text:span text:style-name="a431" text:class-names="">Predictions<text:s text:c="1"/></text:span></text:p>
            <text:p text:style-name="a435" text:class-names="" text:cond-style-name=""><text:span text:style-name="a433" text:class-names="">results</text:span><text:span text:style-name="a434" text:class-names=""/></text:p>
          </draw:text-box>
          <svg:title/>
          <svg:desc/>
        </draw:frame>
        <draw:frame draw:id="id84" draw:style-name="a439" draw:name="TextBox 22" svg:x="3.21938in" svg:y="3.01227in" svg:width="1.00815in" svg:height="0.40391in">
          <draw:text-box>
            <text:p text:style-name="a438" text:class-names="" text:cond-style-name=""><text:span text:style-name="a437" text:class-names="">Results<text:s text:c="1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Paulo Pimenta</meta:initial-creator>
    <dc:creator>Paulo Pimenta</dc:creator>
    <meta:creation-date>2023-10-17T12:36:12Z</meta:creation-date>
    <dc:date>2023-10-17T14:01:43Z</dc:date>
    <meta:editing-cycles>1</meta:editing-cycles>
    <meta:editing-duration>PT48S</meta:editing-duration>
    <meta:user-defined meta:name="MSIP_Label_e463cba9-5f6c-478d-9329-7b2295e4e8ed_Enabled">true</meta:user-defined>
    <meta:user-defined meta:name="MSIP_Label_e463cba9-5f6c-478d-9329-7b2295e4e8ed_SetDate">2023-10-17T14:00:54Z</meta:user-defined>
    <meta:user-defined meta:name="MSIP_Label_e463cba9-5f6c-478d-9329-7b2295e4e8ed_Method">Standard</meta:user-defined>
    <meta:user-defined meta:name="MSIP_Label_e463cba9-5f6c-478d-9329-7b2295e4e8ed_Name">All Employees_2</meta:user-defined>
    <meta:user-defined meta:name="MSIP_Label_e463cba9-5f6c-478d-9329-7b2295e4e8ed_SiteId">33440fc6-b7c7-412c-bb73-0e70b0198d5a</meta:user-defined>
    <meta:user-defined meta:name="MSIP_Label_e463cba9-5f6c-478d-9329-7b2295e4e8ed_ActionId">f5c281ac-9022-41a7-a75c-5fe55a05da8b</meta:user-defined>
    <meta:user-defined meta:name="MSIP_Label_e463cba9-5f6c-478d-9329-7b2295e4e8ed_ContentBits">0</meta:user-defined>
    <meta:document-statistic meta:paragraph-count="13" meta:word-count="17"/>
  </office:meta>
</office:document-meta>
</file>